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144.6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24.15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syTravelerResults" table:style-name="ta1">
        <table:shapes>
          <draw:frame draw:z-index="0" draw:style-name="gr1" draw:text-style-name="P1" svg:width="453.34pt" svg:height="255.23pt" svg:x="801.89pt" svg:y="48.95pt">
            <draw:object draw:notify-on-update-of-ranges="BusyTravelerResults.E68:BusyTravelerResults.E81 BusyTravelerResults.B7:BusyTravelerResults.B18 BusyTravelerResults.B68:BusyTravelerResults.B81 BusyTravelerResults.B47:BusyTravelerResults.B58 BusyTravelerResults.B33:BusyTravelerResults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4pt" svg:height="255.23pt" svg:x="805.01pt" svg:y="524.78pt">
            <draw:object draw:notify-on-update-of-ranges="BusyTravelerResults.E68:BusyTravelerResults.E81 BusyTravelerResults.G7:BusyTravelerResults.G19 BusyTravelerResults.G68:BusyTravelerResults.G81 BusyTravelerResults.G47:BusyTravelerResults.G58 BusyTravelerResults.G33:BusyTravelerResults.G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empo Del Viaggiatore</text:p>
          </table:table-cell>
          <table:table-cell office:value-type="string" calcext:value-type="string">
            <text:p><text:s/>Lower Bound</text:p>
          </table:table-cell>
          <table:table-cell office:value-type="string" calcext:value-type="string">
            <text:p><text:s/>Upper Bound</text:p>
          </table:table-cell>
          <table:table-cell office:value-type="string" calcext:value-type="string">
            <text:p><text:s/>Risolto In 1 h</text:p>
          </table:table-cell>
          <table:table-cell office:value-type="string" calcext:value-type="string">
            <text:p><text:s/>Monumenti Considerati</text:p>
          </table:table-cell>
          <table:table-cell office:value-type="string" calcext:value-type="string">
            <text:p><text:s/>Politica Selezione Monumenti</text:p>
          </table:table-cell>
          <table:table-cell office:value-type="string" calcext:value-type="string">
            <text:p><text:s/>Tempo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string" calcext:value-type="string">
            <text:p><text:s/>S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utti</text:p>
          </table:table-cell>
          <table:table-cell office:value-type="float" office:value="740.73464012146" calcext:value-type="float">
            <text:p>740.73464012146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string" calcext:value-type="string">
            <text:p><text:s/>S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Tutti</text:p>
          </table:table-cell>
          <table:table-cell office:value-type="float" office:value="550.238053798676" calcext:value-type="float">
            <text:p>550.238053798676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string" calcext:value-type="string">
            <text:p><text:s/>S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Tutti</text:p>
          </table:table-cell>
          <table:table-cell office:value-type="float" office:value="0.520275831222534" calcext:value-type="float">
            <text:p>0.520275831222534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string" calcext:value-type="string">
            <text:p><text:s/>S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Tutti</text:p>
          </table:table-cell>
          <table:table-cell office:value-type="float" office:value="39.7968134880066" calcext:value-type="float">
            <text:p>39.7968134880066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string" calcext:value-type="string">
            <text:p><text:s/>S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utti</text:p>
          </table:table-cell>
          <table:table-cell office:value-type="float" office:value="146.712698936462" calcext:value-type="float">
            <text:p>146.712698936462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795" calcext:value-type="float">
            <text:p>795</text:p>
          </table:table-cell>
          <table:table-cell office:value-type="string" calcext:value-type="string">
            <text:p><text:s/>S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Tutti</text:p>
          </table:table-cell>
          <table:table-cell office:value-type="float" office:value="51.32346367836" calcext:value-type="float">
            <text:p>51.32346367836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843" calcext:value-type="float">
            <text:p>843</text:p>
          </table:table-cell>
          <table:table-cell office:value-type="string" calcext:value-type="string">
            <text:p><text:s/>S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Tutti</text:p>
          </table:table-cell>
          <table:table-cell office:value-type="float" office:value="59.6694955825806" calcext:value-type="float">
            <text:p>59.6694955825806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string" calcext:value-type="string">
            <text:p><text:s/>S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utti</text:p>
          </table:table-cell>
          <table:table-cell office:value-type="float" office:value="370.89793419838" calcext:value-type="float">
            <text:p>370.89793419838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string" calcext:value-type="string">
            <text:p><text:s/>S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Tutti</text:p>
          </table:table-cell>
          <table:table-cell office:value-type="float" office:value="440.796836137772" calcext:value-type="float">
            <text:p>440.796836137772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string" calcext:value-type="string">
            <text:p><text:s/>S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utti</text:p>
          </table:table-cell>
          <table:table-cell office:value-type="float" office:value="568.824484348297" calcext:value-type="float">
            <text:p>568.824484348297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string" calcext:value-type="string">
            <text:p><text:s/>S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Tutti</text:p>
          </table:table-cell>
          <table:table-cell office:value-type="float" office:value="761.712881803513" calcext:value-type="float">
            <text:p>761.712881803513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string" calcext:value-type="string">
            <text:p><text:s/>S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Tutti</text:p>
          </table:table-cell>
          <table:table-cell office:value-type="float" office:value="840.428596258163" calcext:value-type="float">
            <text:p>840.428596258163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string" calcext:value-type="string">
            <text:p><text:s/>S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Tutti</text:p>
          </table:table-cell>
          <table:table-cell office:value-type="float" office:value="282.885786533356" calcext:value-type="float">
            <text:p>282.885786533356</text:p>
          </table:table-cell>
          <table:table-cell table:number-columns-repeated="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string" calcext:value-type="string">
            <text:p><text:s/>S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utti</text:p>
          </table:table-cell>
          <table:table-cell office:value-type="float" office:value="655.1915371418" calcext:value-type="float">
            <text:p>655.1915371418</text:p>
          </table:table-cell>
          <table:table-cell table:number-columns-repeated="6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string" calcext:value-type="string">
            <text:p><text:s/>S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Tutti</text:p>
          </table:table-cell>
          <table:table-cell office:value-type="float" office:value="877.190663337708" calcext:value-type="float">
            <text:p>877.190663337708</text:p>
          </table:table-cell>
          <table:table-cell table:number-columns-repeated="6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828" calcext:value-type="float">
            <text:p>828</text:p>
          </table:table-cell>
          <table:table-cell office:value-type="string" calcext:value-type="string">
            <text:p><text:s/>S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opolarita</text:p>
          </table:table-cell>
          <table:table-cell office:value-type="float" office:value="2.87236142158508" calcext:value-type="float">
            <text:p>2.87236142158508</text:p>
          </table:table-cell>
          <table:table-cell table:number-columns-repeated="6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3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53" calcext:value-type="float">
            <text:p>1053</text:p>
          </table:table-cell>
          <table:table-cell office:value-type="string" calcext:value-type="string">
            <text:p><text:s/>S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popolarita</text:p>
          </table:table-cell>
          <table:table-cell office:value-type="float" office:value="20.5037877559662" calcext:value-type="float">
            <text:p>20.5037877559662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110" calcext:value-type="float">
            <text:p>1110</text:p>
          </table:table-cell>
          <table:table-cell office:value-type="string" calcext:value-type="string">
            <text:p><text:s/>S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popolarita</text:p>
          </table:table-cell>
          <table:table-cell office:value-type="float" office:value="15.1610527038574" calcext:value-type="float">
            <text:p>15.1610527038574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223" calcext:value-type="float">
            <text:p>1223</text:p>
          </table:table-cell>
          <table:table-cell office:value-type="string" calcext:value-type="string">
            <text:p><text:s/>S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popolarita</text:p>
          </table:table-cell>
          <table:table-cell office:value-type="float" office:value="43.4955916404724" calcext:value-type="float">
            <text:p>43.4955916404724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<text:s/>S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stanza</text:p>
          </table:table-cell>
          <table:table-cell office:value-type="float" office:value="1.54378628730774" calcext:value-type="float">
            <text:p>1.54378628730774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524" calcext:value-type="float">
            <text:p>524</text:p>
          </table:table-cell>
          <table:table-cell office:value-type="string" calcext:value-type="string">
            <text:p><text:s/>S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stanza</text:p>
          </table:table-cell>
          <table:table-cell office:value-type="float" office:value="3.40326237678528" calcext:value-type="float">
            <text:p>3.40326237678528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string" calcext:value-type="string">
            <text:p><text:s/>S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istanza</text:p>
          </table:table-cell>
          <table:table-cell office:value-type="float" office:value="17.7845866680145" calcext:value-type="float">
            <text:p>17.7845866680145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621" calcext:value-type="float">
            <text:p>621</text:p>
          </table:table-cell>
          <table:table-cell office:value-type="string" calcext:value-type="string">
            <text:p><text:s/>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stanza</text:p>
          </table:table-cell>
          <table:table-cell office:value-type="float" office:value="15.1225469112396" calcext:value-type="float">
            <text:p>15.1225469112396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621" calcext:value-type="float">
            <text:p>621</text:p>
          </table:table-cell>
          <table:table-cell office:value-type="string" calcext:value-type="string">
            <text:p><text:s/>S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istanza</text:p>
          </table:table-cell>
          <table:table-cell office:value-type="float" office:value="193.891926050186" calcext:value-type="float">
            <text:p>193.891926050186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621" calcext:value-type="float">
            <text:p>621</text:p>
          </table:table-cell>
          <table:table-cell office:value-type="string" calcext:value-type="string">
            <text:p><text:s/>S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distanza</text:p>
          </table:table-cell>
          <table:table-cell office:value-type="float" office:value="622.10005903244" calcext:value-type="float">
            <text:p>622.10005903244</text:p>
          </table:table-cell>
          <table:table-cell table:number-columns-repeated="7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891" calcext:value-type="float">
            <text:p>891</text:p>
          </table:table-cell>
          <table:table-cell office:value-type="string" calcext:value-type="string">
            <text:p><text:s/>S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ista (1d8p)</text:p>
          </table:table-cell>
          <table:table-cell office:value-type="float" office:value="13.5016825199127" calcext:value-type="float">
            <text:p>13.5016825199127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71" calcext:value-type="float">
            <text:p>1071</text:p>
          </table:table-cell>
          <table:table-cell office:value-type="string" calcext:value-type="string">
            <text:p><text:s/>S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ista (1d8p)</text:p>
          </table:table-cell>
          <table:table-cell office:value-type="float" office:value="7.16359806060791" calcext:value-type="float">
            <text:p>7.16359806060791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306" calcext:value-type="float">
            <text:p>1306</text:p>
          </table:table-cell>
          <table:table-cell office:value-type="string" calcext:value-type="string">
            <text:p><text:s/>S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ista (1d8p)</text:p>
          </table:table-cell>
          <table:table-cell office:value-type="float" office:value="25.1973347663879" calcext:value-type="float">
            <text:p>25.1973347663879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379" calcext:value-type="float">
            <text:p>1379</text:p>
          </table:table-cell>
          <table:table-cell office:value-type="string" calcext:value-type="string">
            <text:p><text:s/>S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mista (1d8p)</text:p>
          </table:table-cell>
          <table:table-cell office:value-type="float" office:value="9.12658286094666" calcext:value-type="float">
            <text:p>9.12658286094666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414" calcext:value-type="float">
            <text:p>1414</text:p>
          </table:table-cell>
          <table:table-cell office:value-type="string" calcext:value-type="string">
            <text:p><text:s/>S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mista (1d8p)</text:p>
          </table:table-cell>
          <table:table-cell office:value-type="float" office:value="58.033744096756" calcext:value-type="float">
            <text:p>58.033744096756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414" calcext:value-type="float">
            <text:p>1414</text:p>
          </table:table-cell>
          <table:table-cell office:value-type="string" calcext:value-type="string">
            <text:p><text:s/>S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mista (1d8p)</text:p>
          </table:table-cell>
          <table:table-cell office:value-type="float" office:value="14.791366815567" calcext:value-type="float">
            <text:p>14.791366815567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414" calcext:value-type="float">
            <text:p>1414</text:p>
          </table:table-cell>
          <table:table-cell office:value-type="string" calcext:value-type="string">
            <text:p><text:s/>S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mista (1d8p)</text:p>
          </table:table-cell>
          <table:table-cell office:value-type="float" office:value="6.51766729354858" calcext:value-type="float">
            <text:p>6.51766729354858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435" calcext:value-type="float">
            <text:p>1435</text:p>
          </table:table-cell>
          <table:table-cell office:value-type="string" calcext:value-type="string">
            <text:p><text:s/>S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mista (1d8p)</text:p>
          </table:table-cell>
          <table:table-cell office:value-type="float" office:value="223.873608827591" calcext:value-type="float">
            <text:p>223.873608827591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487" calcext:value-type="float">
            <text:p>1487</text:p>
          </table:table-cell>
          <table:table-cell office:value-type="string" calcext:value-type="string">
            <text:p><text:s/>S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sta (1d8p)</text:p>
          </table:table-cell>
          <table:table-cell office:value-type="float" office:value="900.280986070633" calcext:value-type="float">
            <text:p>900.28098607063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0:10:52.357778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16T11:37:19.764243019</dc:date>
    <meta:editing-duration>PT1H21M12S</meta:editing-duration>
    <meta:editing-cycles>2</meta:editing-cycles>
    <meta:document-statistic meta:table-count="1" meta:cell-count="2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legend chart:legend-position="end" svg:x="12.322cm" svg:y="3.456cm" style:legend-expansion="high" chart:style-name="ch2"/>
        <chart:plot-area chart:style-name="ch3" table:cell-range-address="BusyTravelerResults.E68:BusyTravelerResults.E81 BusyTravelerResults.B7:BusyTravelerResults.B18 BusyTravelerResults.B68:BusyTravelerResults.B81 BusyTravelerResults.B47:BusyTravelerResults.B58 BusyTravelerResults.B33:BusyTravelerResults.B44" chart:data-source-has-labels="both" svg:x="1.33cm" svg:y="0.18cm" svg:width="10.673cm" svg:height="7.664cm">
          <chartooo:coordinate-region svg:x="2.137cm" svg:y="0.379cm" svg:width="9.494cm" svg:height="6.818cm"/>
          <chart:axis chart:dimension="x" chart:name="primary-x" chart:style-name="ch4" chartooo:axis-type="auto">
            <chartooo:date-scale/>
            <chart:title svg:x="5.497cm" svg:y="8.024cm" chart:style-name="ch5">
              <text:p>Numero di nodi</text:p>
            </chart:title>
            <chart:categories table:cell-range-address="BusyTravelerResults.E68:BusyTravelerResults.E81"/>
          </chart:axis>
          <chart:axis chart:dimension="y" chart:name="primary-y" chart:style-name="ch4">
            <chart:title svg:x="0.451cm" svg:y="4.85cm" chart:style-name="ch6">
              <text:p>F. obiettivo</text:p>
            </chart:title>
            <chart:grid chart:style-name="ch7" chart:class="major"/>
          </chart:axis>
          <chart:series chart:style-name="ch8" chart:values-cell-range-address="BusyTravelerResults.B7:BusyTravelerResults.B18" loext:label-string="random" chart:class="chart:line">
            <chart:data-point chart:repeated="12"/>
          </chart:series>
          <chart:series chart:style-name="ch9" chart:values-cell-range-address="BusyTravelerResults.B68:BusyTravelerResults.B81" loext:label-string="mista1d8p" chart:class="chart:line">
            <chart:data-point chart:repeated="14"/>
          </chart:series>
          <chart:series chart:style-name="ch10" chart:values-cell-range-address="BusyTravelerResults.B47:BusyTravelerResults.B58" loext:label-string="min_distanza" chart:class="chart:line">
            <chart:data-point chart:repeated="12"/>
          </chart:series>
          <chart:series chart:style-name="ch11" chart:values-cell-range-address="BusyTravelerResults.B33:BusyTravelerResults.B44" loext:label-string="max_popolarità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</table:table-cell>
              <table:table-cell office:value-type="string">
                <text:p>mista1d8p</text:p>
              </table:table-cell>
              <table:table-cell office:value-type="string">
                <text:p>min_distanza</text:p>
              </table:table-cell>
              <table:table-cell office:value-type="string">
                <text:p>max_popolarità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usyTravelerResults.E68:BusyTravelerResults.E81</svg:desc>
                </draw:g>
              </table:table-cell>
              <table:table-cell office:value-type="float" office:value="NaN">
                <text:p>NaN</text:p>
                <draw:g>
                  <svg:desc>BusyTravelerResults.B7:BusyTravelerResults.B18</svg:desc>
                </draw:g>
              </table:table-cell>
              <table:table-cell office:value-type="float" office:value="NaN">
                <text:p>NaN</text:p>
                <draw:g>
                  <svg:desc>BusyTravelerResults.B68:BusyTravelerResults.B81</svg:desc>
                </draw:g>
              </table:table-cell>
              <table:table-cell office:value-type="float" office:value="498">
                <text:p>498</text:p>
                <draw:g>
                  <svg:desc>BusyTravelerResults.B47:BusyTravelerResults.B58</svg:desc>
                </draw:g>
              </table:table-cell>
              <table:table-cell office:value-type="float" office:value="NaN">
                <text:p>NaN</text:p>
                <draw:g>
                  <svg:desc>BusyTravelerResults.B33:BusyTravelerResults.B44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56">
                <text:p>656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80">
                <text:p>780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95">
                <text:p>795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43">
                <text:p>843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50">
                <text:p>850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79">
                <text:p>979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legend chart:legend-position="end" svg:x="12.322cm" svg:y="3.456cm" style:legend-expansion="high" chart:style-name="ch2"/>
        <chart:plot-area chart:style-name="ch3" table:cell-range-address="BusyTravelerResults.E68:BusyTravelerResults.E81 BusyTravelerResults.G7:BusyTravelerResults.G19 BusyTravelerResults.G68:BusyTravelerResults.G81 BusyTravelerResults.G47:BusyTravelerResults.G58 BusyTravelerResults.G33:BusyTravelerResults.G44" chart:data-source-has-labels="both" svg:x="1.33cm" svg:y="0.18cm" svg:width="10.673cm" svg:height="7.664cm">
          <chartooo:coordinate-region svg:x="2.137cm" svg:y="0.38cm" svg:width="9.494cm" svg:height="6.817cm"/>
          <chart:axis chart:dimension="x" chart:name="primary-x" chart:style-name="ch4" chartooo:axis-type="auto">
            <chartooo:date-scale/>
            <chart:title svg:x="5.497cm" svg:y="8.024cm" chart:style-name="ch5">
              <text:p>Numero di nodi</text:p>
            </chart:title>
            <chart:categories table:cell-range-address="BusyTravelerResults.E68:BusyTravelerResults.E81"/>
          </chart:axis>
          <chart:axis chart:dimension="y" chart:name="primary-y" chart:style-name="ch4">
            <chart:title svg:x="0.451cm" svg:y="4.797cm" chart:style-name="ch6">
              <text:p>Tempo (s)</text:p>
            </chart:title>
            <chart:grid chart:style-name="ch7" chart:class="major"/>
          </chart:axis>
          <chart:series chart:style-name="ch8" chart:values-cell-range-address="BusyTravelerResults.G7:BusyTravelerResults.G19" loext:label-string="random" chart:class="chart:line">
            <chart:data-point chart:repeated="13"/>
          </chart:series>
          <chart:series chart:style-name="ch9" chart:values-cell-range-address="BusyTravelerResults.G68:BusyTravelerResults.G81" loext:label-string="mista1d8p" chart:class="chart:line">
            <chart:data-point chart:repeated="14"/>
          </chart:series>
          <chart:series chart:style-name="ch10" chart:values-cell-range-address="BusyTravelerResults.G47:BusyTravelerResults.G58" loext:label-string="min_distanza" chart:class="chart:line">
            <chart:data-point chart:repeated="12"/>
          </chart:series>
          <chart:series chart:style-name="ch11" chart:values-cell-range-address="BusyTravelerResults.G33:BusyTravelerResults.G44" loext:label-string="max_popolarità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</table:table-cell>
              <table:table-cell office:value-type="string">
                <text:p>mista1d8p</text:p>
              </table:table-cell>
              <table:table-cell office:value-type="string">
                <text:p>min_distanza</text:p>
              </table:table-cell>
              <table:table-cell office:value-type="string">
                <text:p>max_popolarità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usyTravelerResults.E68:BusyTravelerResults.E81</svg:desc>
                </draw:g>
              </table:table-cell>
              <table:table-cell office:value-type="float" office:value="NaN">
                <text:p>NaN</text:p>
                <draw:g>
                  <svg:desc>BusyTravelerResults.G7:BusyTravelerResults.G19</svg:desc>
                </draw:g>
              </table:table-cell>
              <table:table-cell office:value-type="float" office:value="NaN">
                <text:p>NaN</text:p>
                <draw:g>
                  <svg:desc>BusyTravelerResults.G68:BusyTravelerResults.G81</svg:desc>
                </draw:g>
              </table:table-cell>
              <table:table-cell office:value-type="float" office:value="1.54378628730774">
                <text:p>1.54378628730774</text:p>
                <draw:g>
                  <svg:desc>BusyTravelerResults.G47:BusyTravelerResults.G58</svg:desc>
                </draw:g>
              </table:table-cell>
              <table:table-cell office:value-type="float" office:value="NaN">
                <text:p>NaN</text:p>
                <draw:g>
                  <svg:desc>BusyTravelerResults.G33:BusyTravelerResults.G44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0326237678528">
                <text:p>3.40326237678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20275831222534">
                <text:p>0.520275831222534</text:p>
              </table:table-cell>
              <table:table-cell office:value-type="float" office:value="NaN">
                <text:p>NaN</text:p>
              </table:table-cell>
              <table:table-cell office:value-type="float" office:value="17.7845866680145">
                <text:p>17.7845866680145</text:p>
              </table:table-cell>
              <table:table-cell office:value-type="float" office:value="2.87236142158508">
                <text:p>2.872361421585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225469112396">
                <text:p>15.1225469112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.891926050186">
                <text:p>193.891926050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3.5016825199127">
                <text:p>13.5016825199127</text:p>
              </table:table-cell>
              <table:table-cell office:value-type="float" office:value="622.10005903244">
                <text:p>622.10005903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9.7968134880066">
                <text:p>39.7968134880066</text:p>
              </table:table-cell>
              <table:table-cell office:value-type="float" office:value="7.16359806060791">
                <text:p>7.16359806060791</text:p>
              </table:table-cell>
              <table:table-cell office:value-type="float" office:value="NaN">
                <text:p>NaN</text:p>
              </table:table-cell>
              <table:table-cell office:value-type="float" office:value="20.5037877559662">
                <text:p>20.503787755966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6.712698936462">
                <text:p>146.712698936462</text:p>
              </table:table-cell>
              <table:table-cell office:value-type="float" office:value="25.1973347663879">
                <text:p>25.1973347663879</text:p>
              </table:table-cell>
              <table:table-cell office:value-type="float" office:value="NaN">
                <text:p>NaN</text:p>
              </table:table-cell>
              <table:table-cell office:value-type="float" office:value="15.1610527038574">
                <text:p>15.161052703857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1.32346367836">
                <text:p>51.32346367836</text:p>
              </table:table-cell>
              <table:table-cell office:value-type="float" office:value="9.12658286094666">
                <text:p>9.12658286094666</text:p>
              </table:table-cell>
              <table:table-cell office:value-type="float" office:value="NaN">
                <text:p>NaN</text:p>
              </table:table-cell>
              <table:table-cell office:value-type="float" office:value="43.4955916404724">
                <text:p>43.495591640472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9.6694955825806">
                <text:p>59.6694955825806</text:p>
              </table:table-cell>
              <table:table-cell office:value-type="float" office:value="58.033744096756">
                <text:p>58.03374409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70.89793419838">
                <text:p>370.89793419838</text:p>
              </table:table-cell>
              <table:table-cell office:value-type="float" office:value="14.791366815567">
                <text:p>14.791366815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40.796836137772">
                <text:p>440.796836137772</text:p>
              </table:table-cell>
              <table:table-cell office:value-type="float" office:value="6.51766729354858">
                <text:p>6.5176672935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23.873608827591">
                <text:p>223.873608827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900.280986070633">
                <text:p>900.280986070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